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9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act project の始め方（フロント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px create-react-app client</text:p>
          </table:table-cell>
          <table:table-cell office:value-type="string" calcext:value-type="string">
            <text:p>Reactの開発環境をまるごと自動で作成するコマンド</text:p>
          </table:table-cell>
        </table:table-row>
        <table:table-row table:style-name="ro2">
          <table:table-cell/>
          <table:table-cell office:value-type="string" calcext:value-type="string">
            <text:p>npm install -g create-react-app</text:p>
            <text:p>create-react-app 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entフォルダ内にReactフォルダの雛形ができ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actでできるこ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MLの自動組み立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状態に応じて画面の更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部品ごとコードを分けられ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モーダルやカレンダーのような複雑なUIを簡単に作成可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フロントエンド側の処理を作成できる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de.jsサーバーの始め方（バック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mkdir server</text:p>
            <text:p>cd server</text:p>
            <text:p>npm init -y</text:p>
            <text:p>npm install express cors</text:p>
          </table:table-cell>
          <table:table-cell office:value-type="string" calcext:value-type="string">
            <text:p>Node.jsでサーバーを作る準備</text:p>
            <text:p>expressはNode.jsでAPIを作るための定番フレームワーク</text:p>
            <text:p>CorsはReact → Node.jsで通信の許可のために作成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calendar-app-u3s5.onrende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-d579tuggjchc739fi8q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token</text:p>
          </table:table-cell>
          <table:table-cell office:value-type="string" calcext:value-type="string">
            <text:p>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</text:p>
          </table:table-cell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00/00/00</text:date>, <text:time style:data-style-name="N2" text:time-value="00:19:54.1981203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9:09:31.704007955</meta:creation-date>
    <dc:date>2025-12-27T00:20:06.926542337</dc:date>
    <meta:editing-duration>PT4H24M4S</meta:editing-duration>
    <meta:editing-cycles>4</meta:editing-cycles>
    <meta:generator>LibreOffice/24.2.7.2$Linux_X86_64 LibreOffice_project/420$Build-2</meta:generator>
    <meta:document-statistic meta:table-count="1" meta:cell-count="19" meta:object-count="0"/>
  </office:meta>
</office:document-meta>
</file>